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1.24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4.4449in" svg:height="2.7843in" svg:x="0.9209in" svg:y="2.7764in">
            <draw:object draw:notify-on-update-of-ranges="Sheet1.H1:Sheet1.H1 Sheet1.I1:Sheet1.J1 Sheet1.H2:Sheet1.H2 Sheet1.I2:Sheet1.J2 Sheet1.H3:Sheet1.H3 Sheet1.I3:Sheet1.J3 Sheet1.H4:Sheet1.H4 Sheet1.I4:Sheet1.J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test</text:p>
          </table:table-cell>
          <table:table-cell office:value-type="string">
            <text:p><text:s/>node_count</text:p>
          </table:table-cell>
          <table:table-cell office:value-type="string">
            <text:p><text:s/>map_tasks</text:p>
          </table:table-cell>
          <table:table-cell office:value-type="string">
            <text:p><text:s/>account_count</text:p>
          </table:table-cell>
          <table:table-cell office:value-type="string">
            <text:p><text:s/>test_size(kb)</text:p>
          </table:table-cell>
          <table:table-cell office:value-type="string">
            <text:p><text:s/>runtime(s)</text:p>
          </table:table-cell>
          <table:table-cell/>
          <table:table-cell/>
          <table:table-cell office:value-type="float" office:value="250000">
            <text:p>250000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241711031">
            <text:p>241711031</text:p>
          </table:table-cell>
          <table:table-cell office:value-type="float" office:value="261.88">
            <text:p>261.88</text:p>
          </table:table-cell>
          <table:table-cell/>
          <table:table-cell office:value-type="string">
            <text:p>4 nodes (8 map tasks)</text:p>
          </table:table-cell>
          <table:table-cell table:formula="of:=AVERAGE([.F9:.F10])" office:value-type="float" office:value="176.325">
            <text:p>176.33</text:p>
          </table:table-cell>
          <table:table-cell table:formula="of:=AVERAGE([.F2:.F3])" office:value-type="float" office:value="263.375">
            <text:p>263.38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00000">
            <text:p>500000</text:p>
          </table:table-cell>
          <table:table-cell office:value-type="float" office:value="241873930">
            <text:p>241873930</text:p>
          </table:table-cell>
          <table:table-cell office:value-type="float" office:value="264.87">
            <text:p>264.87</text:p>
          </table:table-cell>
          <table:table-cell/>
          <table:table-cell office:value-type="string">
            <text:p>8 nodes (16 map tasks)</text:p>
          </table:table-cell>
          <table:table-cell table:formula="of:=AVERAGE([.F11:.F12])" office:value-type="float" office:value="167.48">
            <text:p>167.48</text:p>
          </table:table-cell>
          <table:table-cell table:formula="of:=AVERAGE([.F4:.F5])" office:value-type="float" office:value="250.185">
            <text:p>250.19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241922931">
            <text:p>241922931</text:p>
          </table:table-cell>
          <table:table-cell office:value-type="float" office:value="250.21">
            <text:p>250.21</text:p>
          </table:table-cell>
          <table:table-cell/>
          <table:table-cell office:value-type="string">
            <text:p>16 nodes (32 map tasks)</text:p>
          </table:table-cell>
          <table:table-cell table:formula="of:=AVERAGE([.F13:.F14])" office:value-type="float" office:value="165.63">
            <text:p>165.63</text:p>
          </table:table-cell>
          <table:table-cell table:formula="of:=AVERAGE([.F6:.F7])" office:value-type="float" office:value="246.555">
            <text:p>246.56</text:p>
          </table:table-cell>
        </table:table-row>
        <table:table-row table:style-name="ro1">
          <table:table-cell office:value-type="string">
            <text:p>hadoop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00000">
            <text:p>500000</text:p>
          </table:table-cell>
          <table:table-cell office:value-type="float" office:value="241693413">
            <text:p>241693413</text:p>
          </table:table-cell>
          <table:table-cell office:value-type="float" office:value="250.16">
            <text:p>250.16</text:p>
          </table:table-cell>
          <table:table-cell table:number-columns-repeated="4"/>
        </table:table-row>
        <table:table-row table:style-name="ro1">
          <table:table-cell office:value-type="string">
            <text:p>hadoop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41759463">
            <text:p>241759463</text:p>
          </table:table-cell>
          <table:table-cell office:value-type="float" office:value="247.11">
            <text:p>247.11</text:p>
          </table:table-cell>
          <table:table-cell table:number-columns-repeated="4"/>
        </table:table-row>
        <table:table-row table:style-name="ro1">
          <table:table-cell office:value-type="string">
            <text:p>hadoop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  <table:table-cell office:value-type="float" office:value="241633864">
            <text:p>241633864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oo</text:p>
          </table:table-cell>
          <table:table-cell table:number-columns-repeated="2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0000">
            <text:p>250000</text:p>
          </table:table-cell>
          <table:table-cell office:value-type="float" office:value="120823620">
            <text:p>120823620</text:p>
          </table:table-cell>
          <table:table-cell office:value-type="float" office:value="174.84">
            <text:p>174.84</text:p>
          </table:table-cell>
          <table:table-cell table:number-columns-repeated="4"/>
        </table:table-row>
        <table:table-row table:style-name="ro1">
          <table:table-cell office:value-type="string">
            <text:p>hadoop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0000">
            <text:p>250000</text:p>
          </table:table-cell>
          <table:table-cell office:value-type="float" office:value="120921121">
            <text:p>120921121</text:p>
          </table:table-cell>
          <table:table-cell office:value-type="float" office:value="177.81">
            <text:p>177.81</text:p>
          </table:table-cell>
          <table:table-cell table:number-columns-repeated="4"/>
        </table:table-row>
        <table:table-row table:style-name="ro1">
          <table:table-cell office:value-type="string">
            <text:p>hadoop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0000">
            <text:p>250000</text:p>
          </table:table-cell>
          <table:table-cell office:value-type="float" office:value="120835226">
            <text:p>120835226</text:p>
          </table:table-cell>
          <table:table-cell office:value-type="float" office:value="166.04">
            <text:p>166.04</text:p>
          </table:table-cell>
          <table:table-cell table:number-columns-repeated="4"/>
        </table:table-row>
        <table:table-row table:style-name="ro1">
          <table:table-cell office:value-type="string">
            <text:p>hadoop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0000">
            <text:p>250000</text:p>
          </table:table-cell>
          <table:table-cell office:value-type="float" office:value="120783510">
            <text:p>120783510</text:p>
          </table:table-cell>
          <table:table-cell office:value-type="float" office:value="168.92">
            <text:p>168.92</text:p>
          </table:table-cell>
          <table:table-cell table:number-columns-repeated="4"/>
        </table:table-row>
        <table:table-row table:style-name="ro1">
          <table:table-cell office:value-type="string">
            <text:p>hadoop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50000">
            <text:p>250000</text:p>
          </table:table-cell>
          <table:table-cell office:value-type="float" office:value="120984019">
            <text:p>120984019</text:p>
          </table:table-cell>
          <table:table-cell office:value-type="float" office:value="162.19">
            <text:p>162.19</text:p>
          </table:table-cell>
          <table:table-cell table:number-columns-repeated="4"/>
        </table:table-row>
        <table:table-row table:style-name="ro1">
          <table:table-cell office:value-type="string">
            <text:p>hadoop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250000">
            <text:p>250000</text:p>
          </table:table-cell>
          <table:table-cell office:value-type="float" office:value="120889714">
            <text:p>120889714</text:p>
          </table:table-cell>
          <table:table-cell office:value-type="float" office:value="169.07">
            <text:p>169.0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1:Sheet1.F21">
          <table:sort>
            <table:sort-by table:field-number="3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22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9T21:33:04</meta:creation-date>
    <dc:date>2012-02-19T22:20:24</dc:date>
    <meta:editing-duration>PT00H36M19S</meta:editing-duration>
    <meta:editing-cycles>2</meta:editing-cycles>
    <meta:generator>OpenOffice.org/3.2$Unix OpenOffice.org_project/320m12$Build-9483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91cm" svg:height="7.073cm" xlink:href=".." chart:class="chart:bar" chart:style-name="ch1">
        <chart:legend chart:legend-position="end" svg:x="8.167cm" svg:y="2.402cm" chart:style-name="ch2"/>
        <chart:plot-area chart:style-name="ch3" table:cell-range-address="Sheet1.H1:Sheet1.J4" chart:data-source-has-labels="both" svg:x="0.249cm" svg:y="0.141cm" svg:width="7.694cm" svg:height="6.71cm">
          <chart:axis chart:dimension="x" chart:name="primary-x" chart:style-name="ch4">
            <chart:title svg:x="2.927cm" svg:y="6.42cm" chart:style-name="ch5">
              <text:p>Number of Accounts</text:p>
            </chart:title>
            <chart:categories table:cell-range-address="Sheet1.I1:Sheet1.J1"/>
          </chart:axis>
          <chart:axis chart:dimension="y" chart:name="primary-y" chart:style-name="ch6">
            <chart:title svg:x="0.226cm" svg:y="4.586cm" chart:style-name="ch7">
              <text:p>Runtime (seconds)</text:p>
            </chart:title>
            <chart:grid chart:style-name="ch8" chart:class="major"/>
          </chart:axis>
          <chart:series chart:style-name="ch9" chart:values-cell-range-address="Sheet1.I2:Sheet1.J2" chart:label-cell-address="Sheet1.H2:Sheet1.H2" chart:class="chart:bar">
            <chart:data-point chart:repeated="2"/>
          </chart:series>
          <chart:series chart:style-name="ch10" chart:values-cell-range-address="Sheet1.I3:Sheet1.J3" chart:label-cell-address="Sheet1.H3:Sheet1.H3" chart:class="chart:bar">
            <chart:data-point chart:repeated="2"/>
          </chart:series>
          <chart:series chart:style-name="ch11" chart:values-cell-range-address="Sheet1.I4:Sheet1.J4" chart:label-cell-address="Sheet1.H4:Sheet1.H4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1:Sheet1.J1">250000</text:p>
              </table:table-cell>
              <table:table-cell office:value-type="string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 text:id="Sheet1.H2:Sheet1.H2">4 nodes (8 map tasks)</text:p>
              </table:table-cell>
              <table:table-cell office:value-type="float" office:value="176.325">
                <text:p text:id="Sheet1.I2:Sheet1.J2">176.325</text:p>
              </table:table-cell>
              <table:table-cell office:value-type="float" office:value="263.375">
                <text:p>263.375</text:p>
              </table:table-cell>
            </table:table-row>
            <table:table-row>
              <table:table-cell office:value-type="string">
                <text:p text:id="Sheet1.H3:Sheet1.H3">8 nodes (16 map tasks)</text:p>
              </table:table-cell>
              <table:table-cell office:value-type="float" office:value="167.48">
                <text:p text:id="Sheet1.I3:Sheet1.J3">167.48</text:p>
              </table:table-cell>
              <table:table-cell office:value-type="float" office:value="250.185">
                <text:p>250.185</text:p>
              </table:table-cell>
            </table:table-row>
            <table:table-row>
              <table:table-cell office:value-type="string">
                <text:p text:id="Sheet1.H4:Sheet1.H4">16 nodes (32 map tasks)</text:p>
              </table:table-cell>
              <table:table-cell office:value-type="float" office:value="165.63">
                <text:p text:id="Sheet1.I4:Sheet1.J4">165.63</text:p>
              </table:table-cell>
              <table:table-cell office:value-type="float" office:value="246.555">
                <text:p>246.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